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="0.0396in" fo:border="none">
        <style:background-image/>
      </style:table-cell-properties>
    </style:style>
    <style:style style:name="Table3.B11" style:family="table-cell">
      <style:table-cell-properties fo:background-color="#ffffff" fo:padding="0.0396in" fo:border="none">
        <style:background-image/>
      </style:table-cell-properties>
    </style:style>
    <style:style style:name="Table3.C11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officeooo:paragraph-rsid="004a3ef3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13d72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officeooo:rsid="004eb872" officeooo:paragraph-rsid="004eb872" style:font-size-asian="10pt" style:font-weight-asian="bold" style:font-size-complex="10pt"/>
    </style:style>
    <style:style style:name="P33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5" style:family="paragraph" style:parent-style-name="Standard">
      <style:paragraph-properties fo:text-align="end" style:justify-single-word="false"/>
      <style:text-properties style:font-name="Liberation Sans"/>
    </style:style>
    <style:style style:name="P46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8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9" style:family="paragraph" style:parent-style-name="Table_20_Contents">
      <style:paragraph-properties fo:margin-top="0in" fo:margin-bottom="0in" loext:contextual-spacing="true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officeooo:rsid="007e0104" officeooo:paragraph-rsid="004eb87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officeooo:rsid="007e0104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officeooo:rsid="007e0104" style:font-name-complex="Mangal"/>
    </style:style>
    <style:style style:name="T21" style:family="text">
      <style:text-properties officeooo:rsid="00289a3a"/>
    </style:style>
    <style:style style:name="T22" style:family="text">
      <style:text-properties style:font-name-asian="Microsoft YaHei" style:font-name-complex="Mang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1"><text:span text:style-name="T5">Address: </text:span><text:span text:style-name="T11"><text:placeholder text:placeholder-type="text">&lt;display_address(o.company_id.partner_id)&gt;</text:placeholder></text:span></text:p>
            <text:p text:style-name="P27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2">Invoice <text:span text:style-name="T22">No </text:span><text:span text:style-name="T17"><text:placeholder text:placeholder-type="text">&lt;o.name or ''&gt;</text:placeholder></text:span></text:p>
            <text:p text:style-name="P18">Contains <text:page-count>2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3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3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8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8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9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4">Order number:</text:span> <text:span text:style-name="T7"><text:placeholder text:placeholder-type="text">&lt;o.tracking_number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5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7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4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50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2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3"><text:placeholder text:placeholder-type="text">&lt;formatLang(l.discount)&gt;</text:placeholder>%</text:p>
          </table:table-cell>
          <table:table-cell table:style-name="Table5.B4" office:value-type="string">
            <text:p text:style-name="P48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51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60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84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1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4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5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6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<text:span text:style-name="T21">Total </text:span>Amount:</text:p></table:table-cell><table:table-cell table:style-name="Table3.A2" office:value-type="string"><text:p text:style-name="P57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44"><text:bookmark text:name="docs-internal-guid-b32ac062-bbdb-d414-07ec-b9a2cd11c944"/><text:span text:style-name="T23">Amount Paid</text:span><text:span text:style-name="T3">:</text:span></text:p></table:table-cell><table:table-cell table:style-name="Table3.A2" office:value-type="string"><text:p text:style-name="P57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8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2"><text:span text:style-name="T24">Payment Terms:</text:span> </text:p></table:table-cell><table:table-cell table:style-name="Table3.A2" office:value-type="string"><text:p text:style-name="P59"><text:placeholder text:placeholder-type="text">&lt;o.payment_term and o.payment_term.name or ''&gt;</text:placeholder></text:p></table:table-cell></table:table-row><table:table-row table:style-name="Table3.8"><table:table-cell table:style-name="Table3.A8" table:number-columns-spanned="5" office:value-type="string"><text:p text:style-name="P34"/></table:table-cell><table:covered-table-cell/><table:covered-table-cell/><table:covered-table-cell/><table:covered-table-cell/></table:table-row><table:table-row table:style-name="Table3.8"><table:table-cell table:style-name="Table3.A9" table:number-columns-spanned="5" office:value-type="string"><text:p text:style-name="P36">Bank:<text:tab/><text:span text:style-name="T13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8"><table:table-cell table:style-name="Table3.A10" office:value-type="string"><text:p text:style-name="P37"><text:span text:style-name="T5">SWIFT Code:<text:tab/></text:span><text:span text:style-name="T6"><text:line-break/></text:span><text:span text:style-name="T5">Bank Code:</text:span></text:p></table:table-cell><table:table-cell table:style-name="Table3.B10" office:value-type="string"><text:p text:style-name="P41"><text:placeholder text:placeholder-type="text">&lt;o.company_id.bank_ids and o.company_id.bank_ids[0].swift_code or ''&gt;</text:placeholder></text:p><text:p text:style-name="P26"><text:placeholder text:placeholder-type="text">&lt;o.company_id.bank_ids and o.company_id.bank_ids[0].bank_bic or ''&gt;</text:placeholder></text:p></table:table-cell><table:table-cell table:style-name="Table3.C11" table:number-rows-spanned="2" table:number-columns-spanned="3" office:value-type="string"><text:p text:style-name="P38"><text:span text:style-name="T5">Bank Address:<text:tab/></text:span><text:span text:style-name="T11"><text:placeholder text:placeholder-type="text">&lt;o.company_id.bank_ids and get_street(o.company_id.bank_ids[0].bank) or ''&gt;</text:placeholder></text:span><text:span text:style-name="T11">, </text:span><text:span text:style-name="T11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8"><table:table-cell table:style-name="Table3.A11" office:value-type="string"><text:p text:style-name="P35">Account Number:</text:p><text:p text:style-name="P35">Account Name:</text:p></table:table-cell><table:table-cell table:style-name="Table3.B11" office:value-type="string"><text:p text:style-name="P42"><text:placeholder text:placeholder-type="text">&lt;o.company_id.bank_ids and o.company_id.bank_ids[0].acc_number or ''&gt;</text:placeholder></text:p><text:p text:style-name="P43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8"><table:table-cell table:style-name="Table3.A12" table:number-columns-spanned="5" office:value-type="string"><text:p text:style-name="P39"><text:tab/>*<text:tab/>Note:<text:tab/>To avoid delays, please ensure the full amount is transferred without deduction of bank fees.</text:p><text:p text:style-name="P40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officeooo:paragraph-rsid="004a3ef3" style:font-weight-asian="normal" style:font-weight-complex="normal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officeooo:rsid="007e0104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9</meta:editing-cycles>
    <meta:print-date>2015-06-22T15:54:00</meta:print-date>
    <meta:creation-date>2015-06-23T08:43:00</meta:creation-date>
    <dc:date>2015-08-09T11:06:27.443470133</dc:date>
    <dc:language>en-CA</dc:language>
    <meta:editing-duration>PT1H37M12S</meta:editing-duration>
    <meta:generator>LibreOffice/4.4.2.2$Linux_X86_64 LibreOffice_project/40m0$Build-2</meta:generator>
    <meta:document-statistic meta:table-count="5" meta:image-count="1" meta:object-count="0" meta:page-count="2" meta:paragraph-count="66" meta:word-count="293" meta:character-count="3097" meta:non-whitespace-character-count="28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